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office:value-type="string">
            <text:p>N° operation</text:p>
          </table:table-cell>
          <table:table-cell table:style-name="Default" office:value-type="string">
            <text:p>Date (dd.mm.yyyy)</text:p>
          </table:table-cell>
          <table:table-cell table:style-name="Default" office:value-type="string">
            <text:p>Quick_code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libelle operation</text:p>
          </table:table-cell>
          <table:table-cell table:style-name="Default" office:value-type="string">
            <text:p>n° Pièce </text:p>
          </table:table-cell>
          <table:table-cell table:style-name="Default" office:value-type="string">
            <text:p>montant HTVA par unité</text:p>
          </table:table-cell>
          <table:table-cell table:style-name="Default" office:value-type="string">
            <text:p>Montant TVA</text:p>
          </table:table-cell>
          <table:table-cell office:value-type="string">
            <text:p>Nbre unité</text:p>
          </table:table-cell>
          <table:table-cell office:value-type="string">
            <text:p>Taux TVA</text:p>
          </table:table-cell>
          <table:table-cell office:value-type="string">
            <text:p>Montant TVAC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WOOHA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achat de marchandis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archandise 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.62">
            <text:p>1,62</text:p>
          </table:table-cell>
          <table:table-cell office:value-type="float" office:value="9">
            <text:p>9</text:p>
          </table:table-cell>
          <table:table-cell office:value-type="float" office:value="0.06">
            <text:p>0,06</text:p>
          </table:table-cell>
          <table:table-cell office:value-type="float" office:value="28.62">
            <text:p>28,62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archandise 2</text:p>
          </table:table-cell>
          <table:table-cell table:style-name="Default"/>
          <table:table-cell table:style-name="Default" office:value-type="float" office:value="12">
            <text:p>12</text:p>
          </table:table-cell>
          <table:table-cell table:style-name="Default"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2.72">
            <text:p>12,72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TANGRAM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Facture n°121212121 : Electricté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ELEC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Électricté</text:p>
          </table:table-cell>
          <table:table-cell table:style-name="Default"/>
          <table:table-cell table:style-name="Default" office:value-type="float" office:value="125">
            <text:p>125</text:p>
          </table:table-cell>
          <table:table-cell table:style-name="Default"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32.5">
            <text:p>132,5</text:p>
          </table:table-cell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23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2-10-01T23:35:07</dc:date>
    <dc:creator>dany </dc:creator>
    <meta:editing-duration>PT00H21M14S</meta:editing-duration>
    <meta:editing-cycles>8</meta:editing-cycles>
    <meta:generator>OpenOffice.org/3.2$Linux OpenOffice.org_project/320m12$Build-9483</meta:generator>
    <meta:document-statistic meta:table-count="3" meta:cell-count="51" meta:object-count="0"/>
  </office:meta>
</office:document-meta>
</file>